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1. Resposta:</text:p>
      <text:p text:style-name="Standard">Em S2</text:p>
      <text:p text:style-name="Standard">ingresso=1, ip src=10.3.*.*, ip dst=10.1.*.*. → encaminhar(2)</text:p>
      <text:p text:style-name="Standard">ingresso=2, ip src=10.1.*.*, ip dst=10.3.*.* → encaminhar(1)</text:p>
      <text:p text:style-name="Standard">ingresso=1, ip dst=10.2.0.4 → encaminhar(4)</text:p>
      <text:p text:style-name="Standard">ingresso=2, ip dst=10.2.0.4 → encaminhar(4)</text:p>
      <text:p text:style-name="Standard">ingresso=1, ip dst=10.2.0.3 → encaminhar(3)</text:p>
      <text:p text:style-name="Standard">ingresso=2, ip dst=10.2.0.3 → encaminhar(3)</text:p>
      <text:p text:style-name="Standard">ingresso=3, ip dst=10.2.0.4 → encaminhar(4)</text:p>
      <text:p text:style-name="Standard">ingresso=4, ip dst=10.2.0.3 → encaminhar(3)</text:p>
      <text:p text:style-name="Standard"/>
      <text:p text:style-name="Standard">2. Resposta:</text:p>
      <text:p text:style-name="Standard">Em S2</text:p>
      <text:p text:style-name="Standard">ingresso=3, ip dst=10.1.*.*→ encaminhar(2)</text:p>
      <text:p text:style-name="Standard">ingresso=3, ip dst=10.3.*.* → encaminhar(2)</text:p>
      <text:p text:style-name="Standard">ingresso=4, ip dst=10.1.*.* → encaminhar(1)</text:p>
      <text:p text:style-name="Standard">ingresso=4, ip dst=10.3.*.* → encaminhar(1)</text:p>
      <text:p text:style-name="Standard"/>
      <text:p text:style-name="Standard">3. Resposta:</text:p>
      <text:p text:style-name="Standard">S1:</text:p>
      <text:p text:style-name="Standard">ip src=10.2.*.*, ip dst=10.1.0.1<text:s/>→ encaminhar(2)</text:p>
      <text:p text:style-name="Standard">ip src=10.2.*.*, ip dst=10.1.0.2<text:s/>→ encaminhar(3)</text:p>
      <text:p text:style-name="Standard"/>
      <text:p text:style-name="Standard">ip src=10.2.*.*, ip dst=10.3.*.*<text:s/>→ encaminhar(1)</text:p>
      <text:p text:style-name="Standard"/>
      <text:p text:style-name="Standard">ip src=10.2.*.*, ip dst=10.2.*.*<text:s/>→ encaminhar(4)</text:p>
      <text:p text:style-name="Standard"/>
      <text:p text:style-name="Standard">S3:</text:p>
      <text:p text:style-name="Standard">ip src=10.2.*.*, ip dst=10.3.0.6 → encaminhar(1)</text:p>
      <text:p text:style-name="Standard">ip src=10.2.*.*, ip dst=10.3.0.5 → encaminhar(2)</text:p>
      <text:p text:style-name="Standard"/>
      <text:p text:style-name="Standard">ip src=10.2.*.*, ip dst=10.1.*.* → encaminhar(3)</text:p>
      <text:p text:style-name="Standard"/>
      <text:p text:style-name="Standard">ip src=10.2.*.*, ip dst=10.2.*.* → encaminhar(4)</text:p>
      <text:p text:style-name="Standard"/>
      <text:p text:style-name="Standard">4. Resposta:</text:p>
      <text:p text:style-name="Standard">Em S2</text:p>
      <text:p text:style-name="Standard">ip src=10.1.0.1, ip dst=10.2.0.4 -&gt; encaminhar(4)</text:p>
      <text:p text:style-name="Standard">ip src=10.3.0.6, ip dst=10.2.0.4 -&gt; encaminhar(4)</text:p>
      <text:p text:style-name="Standard">ip src=10.3.0.5, ip dst=10.2.*.*<text:s/>-&gt;<text:s/>descartar</text:p>
      <text:p text:style-name="Standard">ip src=10.1.0.2, ip dst=10.2.*.* -&gt; descartar</text:p>
      <text:p text:style-name="Standard"/>
      <text:p text:style-name="Standard">protocolo=udp, ip dst=10.2.*.* -&gt; descartar</text:p>
      <text:p text:style-name="Standard">protocolo=tcp, ip dst=10.2.0.3 -&gt; encaminhar(3)</text:p>
      <text:p text:style-name="Standard"/>
      <text:p text:style-name="Standard">ip dst=10.2.0.4 -&gt; descartar</text:p>
      <text:p text:style-name="Standard"/>
      <text:p text:style-name="Standard">ip src = 10.1.0.1, ip dst=10.2.0.3, protocolo=udp -&gt; encaminhar(3)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ilber leal</dc:creator>
    <meta:creation-date>2017-01-01T14:28:00Z</meta:creation-date>
    <dc:date>2023-05-16T22:44:00Z</dc:date>
    <meta:template xlink:href="Normal" xlink:type="simple"/>
    <meta:editing-cycles>1</meta:editing-cycles>
    <meta:editing-duration>PT5040S</meta:editing-duration>
    <meta:document-statistic meta:page-count="1" meta:paragraph-count="2" meta:word-count="222" meta:character-count="1422" meta:row-count="10" meta:non-whitespace-character-count="1202"/>
  </office:meta>
</office:document-meta>
</file>